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ccessibilité du web nécessite de fournir des informations sémantiques sur la structure et le comportement des widgets. <text:s/>Cette spécification fourni une ontologie des rôles, états et propriétés qui définissent l'interface utilisation.</text:p>
      <text:p text:style-name="P1"/>
      <text:p text:style-name="P1">Test rapide ! Pour déterminer si le contenu est de type structurel ou de type présentation, créez un arbre (outline) de votre document. Chaque point dans la hiérarchie dénote un changement structurel. Utilisé un balisage structurel pour identifier chaque changement et un balisage de présentation pour les rendre plus apparent visuellement et de manière auditive. Notez que les traits horizontaux n'apparaîtront pas dans cet arbre et par conséquent qu'ils ne sont pas structurels, mais de la partie présentation. <text:span text:style-name="Strong_20_Emphasis">Note :</text:span> Ce test rapide traite de la structure des chapitres, des sections, et des paragraphes. Pour déterminer la structure à l'intérieur des phrases, recherchez les abbrévations, les changements du langage naturel, les définitions et les éléments de liste. </text:p>
      <text:p text:style-name="P1"/>
      <text:p text:style-name="P1"/>
      <text:p text:style-name="P2">Ressources : </text:p>
      <text:list xml:id="list21293816751" text:style-name="L1">
        <text:list-item>
          <text:p text:style-name="P3"><text:a xlink:type="simple" xlink:href="http://www.w3.org/TR/wai-aria/rdf_model.svg" office:name="modele aria">modèle uml ARIA</text:a></text:p>
        </text:list-item>
        <text:list-item>
          <text:p text:style-name="P3"><text:a xlink:type="simple" xlink:href="http://www.w3.org/WAI/PF/aria/states_and_properties">Etats et propriétés ARIA</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03T10:15:33</meta:creation-date>
    <meta:generator>LibreOffice/3.5$Linux_x86 LibreOffice_project/350m1$Build-2</meta:generator>
    <dc:date>2014-02-13T08:32:36</dc:date>
    <dc:creator>Asus </dc:creator>
    <meta:editing-duration>PT12M3S</meta:editing-duration>
    <meta:editing-cycles>9</meta:editing-cycles>
    <meta:document-statistic meta:table-count="0" meta:image-count="0" meta:object-count="0" meta:page-count="1" meta:paragraph-count="5" meta:word-count="159" meta:character-count="1059" meta:non-whitespace-character-count="904"/>
  </office:meta>
</office:document-meta>
</file>